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Introduction to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4.5cm" svg:height="5.939cm" svg:x="1.5cm" svg:y="3cm">
          <draw:text-box>
            <text:p>A JavaScript function is a block of code designed to perform a particular task.</text:p>
            <text:p/>
            <text:p>A JavaScript function is executed when "something" invokes it (calls it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4"><text:span text:style-name="T1">Function to multiply and divide two numbers p1 and p2</text:span></text:p>
          </draw:text-box>
        </draw:frame>
        <draw:frame draw:style-name="gr3" draw:text-style-name="P3" draw:layer="layout" svg:width="21cm" svg:height="10.916cm" svg:x="0.5cm" svg:y="2.5cm">
          <draw:text-box>
            <text:p><text:span text:style-name="T2">function multiply(p1, p2) {</text:span></text:p>
            <text:p><text:span text:style-name="T2"><text:s text:c="2"/></text:span><text:span text:style-name="T2">return p1 * p2;</text:span></text:p>
            <text:p><text:span text:style-name="T2">}</text:span></text:p>
            <text:p><text:span text:style-name="T2"/></text:p>
            <text:p><text:span text:style-name="T2">function divide(p1, p2) {</text:span></text:p>
            <text:p><text:span text:style-name="T2"><text:s text:c="2"/></text:span><text:span text:style-name="T2">return p1 / p2;</text:span></text:p>
            <text:p><text:span text:style-name="T2">}</text:span></text:p>
            <text:p><text:span text:style-name="T2"/></text:p>
            <text:p><text:span text:style-name="T3">On a side note</text:span></text:p>
            <text:p><text:span text:style-name="T3"/></text:p>
            <text:p><text:span text:style-name="T4">What if the parameters p1 and p2 are not numbers?</text:span></text:p>
            <text:p><text:span text:style-name="T4"/></text:p>
            <text:p><text:span text:style-name="T4">What if for divide() function, the parameter p2 is zero? </text:span></text:p>
            <text:p><text:span text:style-name="T4">(We’ll answer these questions in a bit in the topic “Exception Handling”. But for now assume that we are not passing invalid inpu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Function Syntax</text:p>
          </draw:text-box>
        </draw:frame>
        <draw:frame draw:style-name="gr4" draw:text-style-name="P3" draw:layer="layout" svg:width="26cm" svg:height="8.072cm" svg:x="1cm" svg:y="3cm">
          <draw:text-box>
            <text:p>A JavaScript function is defined with the function keyword, followed by a name, followed by parentheses ().</text:p>
            <text:p/>
            <text:p>Function names can contain letters, digits, underscores, and dollar signs (same rules as variables).</text:p>
            <text:p/>
            <text:p>The parentheses may include parameter names separated by commas:</text:p>
            <text:p>(parameter1, parameter2, ...)</text:p>
            <text:p/>
            <text:p>The code to be executed, by the function, is placed inside curly brackets: {}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5" draw:text-style-name="P5" draw:layer="layout" svg:width="26cm" svg:height="6.65cm" svg:x="1cm" svg:y="3cm">
          <draw:text-box>
            <text:p><text:span text:style-name="T2">function name(parameter1, parameter2, parameter3) {</text:span></text:p>
            <text:p><text:span text:style-name="T2"><text:s text:c="2"/></text:span><text:span text:style-name="T2">// code to be executed</text:span></text:p>
            <text:p><text:span text:style-name="T2">}</text:span></text:p>
            <text:p><text:span text:style-name="T5"/></text:p>
            <text:p><text:span text:style-name="T5">Function parameters are listed inside the parentheses () in the function definition.</text:span></text:p>
            <text:p><text:span text:style-name="T5"/></text:p>
            <text:p><text:span text:style-name="T5">Function arguments are the values received by the function when it is invoked.</text:span></text:p>
            <text:p><text:span text:style-name="T5"/></text:p>
            <text:p><text:span text:style-name="T5">Inside the function, the arguments (the parameters) behave as local variab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unction Invocation</text:p>
          </draw:text-box>
        </draw:frame>
        <draw:frame draw:style-name="gr5" draw:text-style-name="P3" draw:layer="layout" svg:width="24.5cm" svg:height="6.65cm" svg:x="1.5cm" svg:y="3cm">
          <draw:text-box>
            <text:p>The code inside the function will execute when "something" invokes (calls) the function:</text:p>
            <text:p/>
            <text:p># When an event occurs (when a user clicks a button)</text:p>
            <text:p/>
            <text:p># When it is invoked (called) from JavaScript code</text:p>
            <text:p/>
            <text:p># Automatically (self invoked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unction Return</text:p>
          </draw:text-box>
        </draw:frame>
        <draw:frame draw:style-name="gr6" draw:text-style-name="P3" draw:layer="layout" svg:width="26.5cm" svg:height="12.338cm" svg:x="0.4cm" svg:y="2.2cm">
          <draw:text-box>
            <text:p>When JavaScript reaches a return statement, the function will stop executing.</text:p>
            <text:p/>
            <text:p>If the function was invoked from a statement, JavaScript will "return" to execute the code after the invoking statement.</text:p>
            <text:p/>
            <text:p>Functions often compute a return value. The return value is "returned" back to the "caller":</text:p>
            <text:p/>
            <text:p><text:span text:style-name="T3">Example:</text:span></text:p>
            <text:p>Calculate the product of two numbers, and return the result:</text:p>
            <text:p/>
            <text:p>// Function is called, the return value will end up in x</text:p>
            <text:p>let x = myFunction(4, 3);</text:p>
            <text:p/>
            <text:p>function myFunction(a, b) {</text:p>
            <text:p>// Function returns the product of a and b</text:p>
            <text:p><text:s text:c="2"/>return a * b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y Functions?</text:p>
          </draw:text-box>
        </draw:frame>
        <draw:frame draw:style-name="gr7" draw:text-style-name="P3" draw:layer="layout" svg:width="25cm" svg:height="5.5cm" svg:x="1cm" svg:y="3cm">
          <draw:text-box>
            <text:p>With functions you can reuse code</text:p>
            <text:p/>
            <text:p>You can write code that can be used many times.</text:p>
            <text:p/>
            <text:p>You can use the same code with different arguments, to produce different result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09:00:03.936341456</meta:creation-date>
    <meta:editing-duration>PT20M10S</meta:editing-duration>
    <meta:editing-cycles>8</meta:editing-cycles>
    <meta:generator>LibreOffice/7.3.7.2$Linux_X86_64 LibreOffice_project/30$Build-2</meta:generator>
    <dc:title>Blue Curve</dc:title>
    <dc:date>2023-10-11T10:26:22.093238717</dc:date>
    <meta:document-statistic meta:object-count="66"/>
  </office:meta>
</office:document-meta>
</file>